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fo:font-size="14pt" fo:font-weight="bold" officeooo:rsid="000cff9d" officeooo:paragraph-rsid="000cff9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80%" fo:text-align="center" style:justify-single-word="false"/>
      <style:text-properties fo:color="#333333" fo:font-size="18pt" fo:font-weight="normal" officeooo:rsid="000cff9d" officeooo:paragraph-rsid="000cff9d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80%" fo:text-align="center" style:justify-single-word="false"/>
      <style:text-properties fo:color="#333333" fo:font-size="18pt" fo:font-weight="normal" officeooo:rsid="000cff9d" officeooo:paragraph-rsid="0013c426" style:font-size-asian="18pt" style:font-weight-asian="normal" style:font-size-complex="18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333333" fo:font-size="14pt" fo:font-weight="bold" officeooo:rsid="000cff9d" officeooo:paragraph-rsid="000cff9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80%" fo:text-align="center" style:justify-single-word="false"/>
      <style:text-properties fo:color="#333333" fo:font-size="18pt" fo:font-weight="normal" officeooo:rsid="000cff9d" officeooo:paragraph-rsid="001528fb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4.895cm" fo:min-width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4.923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Novo Dia, Novo Tempo</text:span><text:span text:style-name="T1"><text:tab/></text:span><text:span text:style-name="T4">Renascer Praise [ 14 ]</text:span></text:p>
      <text:p text:style-name="P1"><text:s text:c="2"/></text:p>
      <text:p text:style-name="P2">Quando um novo dia começa ninguém vê</text:p>
      <text:p text:style-name="P2">Mas à meia-noite tudo já mudou</text:p>
      <text:p text:style-name="P2">No tempo de Deus vai aparecer</text:p>
      <text:p text:style-name="P2">O que Ele já mostrou ao que crê</text:p>
      <text:p text:style-name="P2"/>
      <text:p text:style-name="P2">Nem tudo o que acontece dá pra entender</text:p>
      <text:p text:style-name="P2">Andando pela fé a gente vai vencer</text:p>
      <text:p text:style-name="P2">O que quero mais é me encher do teu poder</text:p>
      <text:p text:style-name="P2">Jesus, se estás comigo, a quem eu temerei?</text:p>
      <text:p text:style-name="P2"/>
      <text:p text:style-name="P2"><draw:custom-shape text:anchor-type="paragraph" draw:z-index="0" draw:style-name="gr1" draw:text-style-name="P6" svg:width="0.345cm" svg:height="4.896cm" svg:x="3.339cm" svg:y="-0.072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1" draw:style-name="gr2" draw:text-style-name="P6" svg:width="0.318cm" svg:height="4.922cm" svg:x="10.594cm" svg:y="-0.0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Novo dia, novo tempo</text:p>
      <text:p text:style-name="P2"><draw:frame text:anchor-type="paragraph" draw:z-index="2" draw:style-name="gr3" draw:text-style-name="P8" svg:width="0.477cm" svg:height="2.594cm" svg:x="11.07cm" svg:y="-0.235cm"><draw:text-box><text:p text:style-name="P7">3x</text:p><text:p text:style-name="P7">F</text:p><text:p text:style-name="P7">I</text:p><text:p text:style-name="P7">N</text:p><text:p text:style-name="P7">A</text:p><text:p text:style-name="P7">L</text:p></draw:text-box></draw:frame>A fé faz aparecer</text:p>
      <text:p text:style-name="P2"><draw:frame text:anchor-type="paragraph" draw:z-index="3" draw:style-name="gr4" draw:text-style-name="P9" svg:width="0.636cm" svg:height="0.406cm" svg:x="2.709cm" svg:y="-0.529cm"><draw:text-box><text:p><text:span text:style-name="T8">2x</text:span></text:p></draw:text-box></draw:frame>O impossível, o inatingível</text:p>
      <text:p text:style-name="P5">De repente vai acontecer</text:p>
      <text:p text:style-name="P5"><text:span text:style-name="T6">Novo Dia, Novo Tempo</text:span><text:span text:style-name="T2"><text:tab/></text:span><text:span text:style-name="T3">Renascer Praise [ 14 ]</text:span><text:span text:style-name="T7"> <text:s/></text:span></text:p>
      <text:p text:style-name="P3">Quando um novo dia começa ninguém vê</text:p>
      <text:p text:style-name="P3">Mas à meia-noite tudo já mudou</text:p>
      <text:p text:style-name="P3">No tempo de Deus vai aparecer</text:p>
      <text:p text:style-name="P3">O que Ele já mostrou ao que crê</text:p>
      <text:p text:style-name="P3"/>
      <text:p text:style-name="P3">Nem tudo o que acontece dá pra entender</text:p>
      <text:p text:style-name="P3">Andando pela fé a gente vai vencer</text:p>
      <text:p text:style-name="P3">O que quero mais é me encher do teu poder</text:p>
      <text:p text:style-name="P3">Jesus, se estás comigo, a quem eu temerei?</text:p>
      <text:p text:style-name="P3"/>
      <text:p text:style-name="P3"><draw:custom-shape text:anchor-type="paragraph" draw:z-index="4" draw:style-name="gr1" draw:text-style-name="P6" svg:width="0.345cm" svg:height="4.896cm" svg:x="3.339cm" svg:y="-0.072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5" draw:style-name="gr2" draw:text-style-name="P6" svg:width="0.318cm" svg:height="4.922cm" svg:x="10.594cm" svg:y="-0.0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Novo dia, novo tempo</text:p>
      <text:p text:style-name="P3"><draw:frame text:anchor-type="paragraph" draw:z-index="6" draw:style-name="gr3" draw:text-style-name="P8" svg:width="0.477cm" svg:height="2.594cm" svg:x="11.07cm" svg:y="-0.235cm"><draw:text-box><text:p text:style-name="P7">3x</text:p><text:p text:style-name="P7">F</text:p><text:p text:style-name="P7">I</text:p><text:p text:style-name="P7">N</text:p><text:p text:style-name="P7">A</text:p><text:p text:style-name="P7">L</text:p></draw:text-box></draw:frame>A fé faz aparecer</text:p>
      <text:p text:style-name="P3"><draw:frame text:anchor-type="paragraph" draw:z-index="7" draw:style-name="gr4" draw:text-style-name="P9" svg:width="0.636cm" svg:height="0.406cm" svg:x="2.709cm" svg:y="-0.529cm"><draw:text-box><text:p><text:span text:style-name="T8">2x</text:span></text:p></draw:text-box></draw:frame>O impossível, o inatingível</text:p>
      <text:p text:style-name="P3">De repente vai aconte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37:10.514822121</dc:date>
    <meta:editing-cycles>13</meta:editing-cycles>
    <meta:editing-duration>PT29M39S</meta:editing-duration>
    <meta:generator>LibreOffice/4.4.6.3$Linux_X86_64 LibreOffice_project/40m0$Build-3</meta:generator>
    <meta:document-statistic meta:table-count="0" meta:image-count="0" meta:object-count="0" meta:page-count="1" meta:paragraph-count="27" meta:word-count="170" meta:character-count="830" meta:non-whitespace-character-count="682"/>
  </office:meta>
</office:document-meta>
</file>